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MonTitre" style:master-page-name="MP0" style:family="paragraph">
      <style:paragraph-properties fo:break-before="page"/>
      <style:text-properties fo:language="nl" fo:country="NL"/>
    </style:style>
    <style:style style:name="P3" style:parent-style-name="MonTitreSection" style:list-style-name="Outline" style:family="paragraph"/>
    <style:style style:name="P4" style:parent-style-name="MonTitreSection" style:list-style-name="Outline" style:family="paragraph"/>
    <style:style style:name="P5" style:parent-style-name="MonTitreSousSection" style:list-style-name="Outline" style:family="paragraph"/>
    <style:style style:name="P6" style:parent-style-name="MonParagraphe" style:family="paragraph">
      <style:text-properties fo:font-style="italic" style:font-style-asian="italic" style:font-style-complex="italic"/>
    </style:style>
    <style:style style:name="P7" style:parent-style-name="MonTitreSousSection" style:list-style-name="Outline" style:family="paragraph"/>
    <style:style style:name="P8" style:parent-style-name="MonParagraphe" style:family="paragraph">
      <style:text-properties fo:font-style="italic" style:font-style-asian="italic" style:font-style-complex="italic"/>
    </style:style>
    <style:style style:name="P9" style:parent-style-name="MonTitreSousSection" style:list-style-name="Outline" style:family="paragraph"/>
    <style:style style:name="P10" style:parent-style-name="MonTitreSousSection" style:list-style-name="Outline" style:family="paragraph"/>
    <style:style style:name="P11" style:parent-style-name="MonTitreSousSection" style:list-style-name="Outline" style:family="paragraph"/>
    <style:style style:name="P12" style:parent-style-name="MonTitreSousSection" style:list-style-name="Outline" style:family="paragraph"/>
    <style:style style:name="P13" style:parent-style-name="MonTitreSousSection" style:list-style-name="Outline" style:family="paragraph"/>
    <style:style style:name="P14" style:parent-style-name="MonTitreSection" style:list-style-name="Outline" style:family="paragraph"/>
    <style:style style:name="P15" style:parent-style-name="MonParagraphe-liste" style:family="paragraph">
      <style:paragraph-properties fo:text-indent="0.3in"/>
    </style:style>
    <style:style style:name="T16" style:parent-style-name="DefaultParagraphFont" style:family="text">
      <style:text-properties style:text-position="super 63.6%"/>
    </style:style>
    <style:style style:name="T17" style:parent-style-name="DefaultParagraphFont" style:family="text">
      <style:text-properties style:text-position="super 63.6%"/>
    </style:style>
  </office:automatic-styles>
  <office:body>
    <office:text text:use-soft-page-breaks="true">
      <text:p text:style-name="P1">Rapport TP3 POO en C++</text:p>
      <text:list text:style-name="Outline" text:continue-numbering="true">
        <text:list-item>
          <text:p text:style-name="P3">Introduction</text:p>
        </text:list-item>
      </text:list>
      <text:p text:style-name="MonParagraphe">Dans le cadre du troisième TP de POO en C++, nous avons repris notre application issue du TP2. Cette application doit pouvoir gérer des trajets simples et composes et faire aussi une recherche de<text:s/>trajets allant d’un point A à un point B.<text:s/>Cependant, le but de ce TP est de continuer<text:s/>à<text:s/>rajouter des fonctionnalités sur notre application. Plus précisément, de pouvoir charger un catalogue existant et de l’inclure dans notre catalogue courant ou bien sauvegarder celui-ci<text:s/>à tout moment.</text:p>
      <text:list text:style-name="Outline" text:continue-numbering="true">
        <text:list-item>
          <text:p text:style-name="P4">Guide d’utilisation</text:p>
        </text:list-item>
      </text:list>
      <text:p text:style-name="MonParagraphe">Les sous parties 1 et 2 sont relatives<text:s/>à<text:s/>ce TP. Veuillez trouver le format que les fichiers de chargement et sauvegarde doivent respecter pour le bon fonctionnement de l’application dans le dossier qui inclus ce rapport. Les parties qui vont de 3 à 7 expliquent le fonctionnement général de l’application.</text:p>
      <text:list text:style-name="Outline" text:continue-numbering="true">
        <text:list-item>
          <text:list>
            <text:list-item>
              <text:p text:style-name="P5"><text:bookmark-start text:name="docs-internal-guid-e3f1bfc3-7fff-e4ba-ac"/><text:bookmark-end text:name="docs-internal-guid-e3f1bfc3-7fff-e4ba-ac"/>Chargement d’un catalogue de fichiers</text:p>
            </text:list-item>
          </text:list>
        </text:list-item>
      </text:list>
      <text:p text:style-name="MonParagraphe">La commande doit commencer par le mot clé load suivi d’un retour à la ligne puis le nom du fichier qui contient le<text:s/>catalogue qu’on souhaite télécharger suivi d’un espace. Les filtres sont positionnés dans cette même ligne, il suffit de spécifier le type de trajets qu’on souhaite inclure, suivi de la ville de départ puis la ville d’arrivée. Si on ne souhaite pas d’imposer un filtre sur une option, on insère une étoile. Par exemple</text:p>
      <text:p text:style-name="MonParagraphe">load</text:p>
      <text:p text:style-name="MonParagraphe">in.txt TC Lyon *</text:p>
      <text:p text:style-name="P6">Cette commande va charger tous les trajets composés qui partent de Lyon et qui vont vers n’importe quelle destination</text:p>
      <text:list text:style-name="Outline" text:continue-numbering="true">
        <text:list-item>
          <text:list>
            <text:list-item>
              <text:p text:style-name="P7">Sauvegarde du catalogue courant</text:p>
            </text:list-item>
          </text:list>
        </text:list-item>
      </text:list>
      <text:p text:style-name="MonParagraphe">La commande doit commencer par le mot clé save suivi<text:s/>d’un retour à la ligne puis le nom du fichier dans lequel on souhaite sauvegarder notre catalogue. Les filtres sont positionnés dans cette même ligne, il suffit de spécifier le type de trajets qu’on souhaite inclure, suivi de la ville de départ puis la ville d’arrivée. Si on ne souhaite pas d’imposer un filtre sur une option, on insère une étoile. Par exemple</text:p>
      <text:p text:style-name="MonParagraphe">save</text:p>
      <text:p text:style-name="MonParagraphe">out.txt TS * Paris</text:p>
      <text:p text:style-name="P8">Cette commande va sauvegarder tous les trajets simples qui partent de n’importe quelle ville et qui vont vers Paris</text:p>
      <text:p text:style-name="MonParagraphe"/>
      <text:list text:style-name="Outline" text:continue-numbering="true">
        <text:list-item>
          <text:list>
            <text:list-item>
              <text:p text:style-name="P9"><text:bookmark-start text:name="docs-internal-guid-2848343d-7fff-b112-75"/><text:bookmark-end text:name="docs-internal-guid-2848343d-7fff-b112-75"/>Ajout d'un trajet simple</text:p>
            </text:list-item>
          </text:list>
        </text:list-item>
      </text:list>
      <text:p text:style-name="MonParagraphe">La commande doit commencer par le mot clé ajouts suivi d’un retour à la ligne avant de rentrer le trajet à insérer. Chaque trajet doit être de la forme ville de départ ville d'arrivée moyen de<text:s/>transport suivi d’un retour à la ligne. Par exemple</text:p>
      <text:p text:style-name="MonParagraphe">ajouts</text:p>
      <text:soft-page-break/>
      <text:p text:style-name="MonParagraphe">Lyon Paris TGV</text:p>
      <text:list text:style-name="Outline" text:continue-numbering="true">
        <text:list-item>
          <text:list>
            <text:list-item>
              <text:p text:style-name="P10">Ajout d’un trajet composé :</text:p>
            </text:list-item>
          </text:list>
        </text:list-item>
      </text:list>
      <text:p text:style-name="MonParagraphe">La commande doit commencer par le mot clé ajoutc suivi d’un retour à la ligne avant de rentrer la suite de trajets simples à insérer suivi d’un retour à la ligne. Chaque trajet doit être de la même forme qu’indiqué auparavant suivi du mot clé then ou fini pour finir la saisie Exemple:</text:p>
      <text:p text:style-name="MonParagraphe">ajoutc</text:p>
      <text:p text:style-name="MonParagraphe">Lyon Paris TGV then</text:p>
      <text:p text:style-name="MonParagraphe">Paris Lille TER then</text:p>
      <text:p text:style-name="MonParagraphe">Lille Bruxelles BUS fini</text:p>
      <text:list text:style-name="Outline" text:continue-numbering="true">
        <text:list-item>
          <text:list>
            <text:list-item>
              <text:p text:style-name="P11">Affichage des trajets dans la collection</text:p>
            </text:list-item>
          </text:list>
        </text:list-item>
      </text:list>
      <text:p text:style-name="MonParagraphe">Il suffit<text:s/>de saisir le mot clé afficher suivi d’un retour à la ligne</text:p>
      <text:list text:style-name="Outline" text:continue-numbering="true">
        <text:list-item>
          <text:list>
            <text:list-item>
              <text:p text:style-name="P12">Recherche simple d’un trajet</text:p>
            </text:list-item>
          </text:list>
        </text:list-item>
      </text:list>
      <text:p text:style-name="MonParagraphe">La commande doit commencer par le mot clé recherches suivi d’un retour à la ligne avant de rentrer la ville de départ et la ville d’arrivée du trajet recherché suivi d’un retour à la ligne. Exemple:</text:p>
      <text:p text:style-name="MonParagraphe">recherches</text:p>
      <text:p text:style-name="MonParagraphe">Lyon Marseille</text:p>
      <text:list text:style-name="Outline" text:continue-numbering="true">
        <text:list-item>
          <text:list>
            <text:list-item>
              <text:p text:style-name="P13">Recherche avancée d’un trajet</text:p>
            </text:list-item>
          </text:list>
        </text:list-item>
      </text:list>
      <text:p text:style-name="MonParagraphe">La commande doit commencer par le mot clé recherchea suivi d’un retour à la ligne avant de rentrer la ville de départ et la ville d'arrivée du trajet recherché suivi d’un retour à la ligne.</text:p>
      <text:p text:style-name="MonParagraphe">recherchea</text:p>
      <text:p text:style-name="MonParagraphe">Lyon Geneve</text:p>
      <text:list text:style-name="Outline" text:continue-numbering="true">
        <text:list-item>
          <text:p text:style-name="P14">Conclusion</text:p>
        </text:list-item>
      </text:list>
      <text:p text:style-name="P15">Ainsi, lors de cette 2<text:span text:style-name="T16">ème</text:span><text:s/>partie du TP, nous avons pu<text:s/>développer<text:s/>notre application en ajoutant la possibilité d’utilisation de fichiers en lecture ou en écriture.<text:s/>Ces fonctionnalités nous permettent de charger un catalogue de trajets à partir d’un fichier ou de sauvegarder le catalogue courant dans un nouveau fichier. Avec en addition, des critères de sélections possibles.<text:s/>Nous n’avons pas rencontré de problème particulier. Seulement, l’interface doit être améliorée mais cela ne concerne pas cette 2<text:span text:style-name="T17">ème</text:span><text:s/>partie du TP portée sur la gestion des flux d’entrée/sort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style:font-name-complex="Lucidasans" fo:font-size="14pt" style:font-size-asian="14pt" style:font-size-complex="14pt" fo:hyphenate="false"/>
    </style:style>
    <style:style style:name="List" style:display-name="List" style:family="paragraph" style:parent-style-name="Textbody">
      <style:text-properties style:font-name-complex="Lucidasan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693in"/>
        </style:tab-stops>
      </style:paragraph-properties>
      <style:text-properties style:font-name="Calibri" fo:font-size="10pt" style:font-size-asian="10pt" fo:hyphenate="false"/>
    </style:style>
    <style:style style:name="Caption" style:display-name="Caption" style:family="paragraph" style:parent-style-name="Standard" style:next-style-name="Standard">
      <style:paragraph-properties fo:text-align="center"/>
      <style:text-properties style:font-name="Calibri" fo:font-weight="bold" style:font-weight-asian="bold" style:font-weight-complex="bold" fo:font-style="italic" style:font-style-asian="italic" fo:color="#004586" fo:font-size="10pt" style:font-size-asian="10pt" style:font-size-complex="10pt" fo:hyphenate="false"/>
    </style:style>
    <style:style style:name="Index" style:display-name="Index" style:family="paragraph" style:parent-style-name="Standard">
      <style:paragraph-properties text:number-lines="false"/>
      <style:text-properties style:font-name="Calibri" style:font-name-complex="Lucidasans" fo:hyphenate="false"/>
    </style:style>
    <style:style style:name="MonParagraphe" style:display-name="MonParagraphe" style:family="paragraph" style:parent-style-name="Standard">
      <style:paragraph-properties fo:text-align="justify" fo:margin-top="0.0784in" fo:text-indent="0.375in"/>
      <style:text-properties style:font-name="Calibri" fo:font-size="11pt" style:font-size-asian="11pt" style:font-size-complex="11pt" fo:hyphenate="true"/>
    </style:style>
    <style:style style:name="MonTitreSousSection" style:display-name="MonTitreSousSection" style:family="paragraph" style:parent-style-name="Heading2" style:next-style-name="MonParagraphe" style:default-outline-level="2">
      <style:text-properties fo:font-style="normal" style:font-style-asian="normal" fo:hyphenate="false"/>
    </style:style>
    <style:style style:name="MonTitreSection" style:display-name="MonTitreSection" style:family="paragraph" style:parent-style-name="Heading1" style:next-style-name="MonParagraphe" style:default-outline-level="1">
      <style:text-properties fo:hyphenate="false"/>
    </style:style>
    <style:style style:name="MonTitre" style:display-name="MonTitre" style:family="paragraph" style:parent-style-name="Standard">
      <style:paragraph-properties fo:border="0.0069in solid #000000" fo:padding-top="0.0138in" fo:padding-left="0.0555in" fo:padding-bottom="0.0138in" fo:padding-right="0.0555in" style:shadow="none" fo:text-align="center" fo:margin-top="0.1666in" fo:margin-bottom="0.3333in"/>
      <style:text-properties fo:font-weight="bold" style:font-weight-asian="bold" fo:font-size="18pt" style:font-size-asian="18pt" style:font-size-complex="18pt" fo:hyphenate="false"/>
    </style:style>
    <style:style style:name="MonAuteur" style:display-name="MonAuteur" style:family="paragraph" style:parent-style-name="Standard">
      <style:paragraph-properties>
        <style:tab-stops>
          <style:tab-stop style:type="right" style:position="6.6256in"/>
        </style:tab-stops>
      </style:paragraph-properties>
      <style:text-properties style:font-name="Calibri" fo:font-weight="bold" style:font-weight-asian="bold" fo:font-size="14pt" style:font-size-asian="14pt" style:font-size-complex="14pt"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Formule" style:display-name="Formul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itrepagedegarde" style:display-name="Titre page de garde" style:family="paragraph" style:parent-style-name="Framecontents">
      <style:paragraph-properties fo:border="0.0138in solid #B3B3B3" fo:padding="0.0138in" style:shadow="none" fo:text-align="center" fo:margin-top="3.1493in" fo:margin-bottom="0.0826in" fo:margin-left="0.3937in" fo:margin-right="0.3937in" fo:background-color="#FFFFFF">
        <style:tab-stops/>
      </style:paragraph-properties>
      <style:text-properties style:font-name="Arial Black" fo:font-weight="bold" style:font-weight-asian="bold" fo:font-size="24pt" style:font-size-asian="24pt" fo:hyphenate="false"/>
    </style:style>
    <style:style style:name="MonParagraphe-liste" style:display-name="MonParagraphe-liste" style:family="paragraph" style:parent-style-name="MonParagraphe">
      <style:paragraph-properties fo:margin-top="0in"/>
      <style:text-properties fo:hyphenate="true"/>
    </style:style>
    <style:style style:name="TableContents" style:display-name="Table Contents" style:family="paragraph" style:parent-style-name="Standard">
      <style:paragraph-properties text:number-lines="false"/>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margin-bottom="0.0784in" fo:margin-left="0.7875in" fo:text-indent="-0.7875in">
        <style:tab-stops>
          <style:tab-stop style:type="left" style:leader-style="dotted" style:leader-text="." style:position="0.5902in"/>
          <style:tab-stop style:type="right" style:leader-style="dotted" style:leader-text="." style:position="6.693in"/>
        </style:tab-stops>
      </style:paragraph-properties>
      <style:text-properties fo:hyphenate="false"/>
    </style:style>
    <style:style style:name="MonTitreSousSousSection" style:display-name="MonTitreSousSousSection" style:family="paragraph" style:parent-style-name="MonTitreSousSection" style:next-style-name="MonParagraphe" style:list-style-name="Outline" style:default-outline-level="3">
      <style:text-properties fo:font-style="italic" style:font-style-asian="italic" fo:font-size="13pt" style:font-size-asian="13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ageNumber" style:display-name="Page Number" style:family="text" style:parent-style-name="Policepardéfaut"/>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retirer" style:display-name="A retirer" style:family="text">
      <style:text-properties style:text-line-through-style="solid" style:text-line-through-width="auto" style:text-line-through-color="font-color" style:text-line-through-mode="continuous" style:text-line-through-type="single" fo:color="#FF3333"/>
    </style: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suffix=". "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
      <text:outline-level-style text:level="2" style:num-format=""/>
      <text:outline-level-style text:level="3" style:num-format=""/>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font-name="Times New Roman"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MonAuteur">Auteurs : VELARDE MDARHRI<text:span text:style-name="T2"><text:tab/></text:span><draw:frame draw:style-name="a0" draw:name="images1" text:anchor-type="as-char" svg:x="0in" svg:y="0in" svg:width="1.0984in" svg:height="0.3543in" style:rel-width="scale" style:rel-height="scale"><draw:image xlink:href="media/image1.jpeg" xlink:type="simple" xlink:show="embed" xlink:actuate="onLoad"/><svg:title/><svg:desc/></draw:frame></text:p>
      </style:header>
      <style:footer>
        <text:p text:style-name="Footer"><text:tab/>- Page<text:s/><text:page-number text:fixed="false">2</text:page-number>/<text:page-count>3</text:page-count><text:s/>-<text:tab/>Le 4 Janvier 202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than VELARDE</meta:initial-creator>
    <dc:creator>taha mdarhri</dc:creator>
    <meta:creation-date>2020-12-12T14:05:00Z</meta:creation-date>
    <dc:date>2021-01-06T18:40:00Z</dc:date>
    <meta:print-date>2020-12-15T15:34:00Z</meta:print-date>
    <meta:template xlink:href="Normal" xlink:type="simple"/>
    <meta:editing-cycles>16</meta:editing-cycles>
    <meta:editing-duration>PT2220S</meta:editing-duration>
    <meta:user-defined meta:name="Info 1"/>
    <meta:user-defined meta:name="Info 2"/>
    <meta:user-defined meta:name="Info 3"/>
    <meta:user-defined meta:name="Info 4"/>
    <meta:document-statistic meta:page-count="2" meta:paragraph-count="7" meta:word-count="601" meta:character-count="3905" meta:row-count="27" meta:non-whitespace-character-count="3311"/>
  </office:meta>
</office:document-meta>
</file>